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" style:font-weight-complex="bold" fo:font-size="20pt" style:font-size-asian="20pt" style:font-size-complex="20pt"/>
    </style:style>
    <style:style style:name="T4" style:parent-style-name="DefaultParagraphFont" style:family="text">
      <style:text-properties style:font-name="Calibri" fo:font-weight="bold" style:font-weight-asian="bold" style:font-weight-complex="bold" fo:font-style="italic" style:font-style-asian="italic"/>
    </style:style>
    <style:style style:name="T5" style:parent-style-name="DefaultParagraphFont" style:family="text">
      <style:text-properties style:font-name="Calibri" style:font-weight-complex="bold" fo:font-style="italic" style:font-style-asian="italic"/>
    </style:style>
    <style:style style:name="P6" style:parent-style-name="Standard" style:family="paragraph">
      <style:text-properties style:font-name="Calibri" style:font-weight-complex="bold" fo:font-style="italic" style:font-style-asian="italic"/>
    </style:style>
    <style:style style:name="P7" style:parent-style-name="Standard" style:family="paragraph">
      <style:text-properties style:font-name="Calibri"/>
    </style:style>
    <style:style style:name="P8" style:parent-style-name="Standard" style:family="paragraph">
      <style:text-properties style:font-name="Calibri"/>
    </style:style>
    <style:style style:name="P9" style:parent-style-name="Standard" style:family="paragraph">
      <style:text-properties style:font-name="Calibri"/>
    </style:style>
    <style:style style:name="P10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/>
    </style:style>
    <style:style style:name="P13" style:parent-style-name="Standard" style:family="paragraph">
      <style:text-properties style:font-name="Calibri"/>
    </style:style>
    <style:style style:name="P14" style:parent-style-name="Standard" style:family="paragraph">
      <style:text-properties style:font-name="Calibri"/>
    </style:style>
    <style:style style:name="P15" style:parent-style-name="Standard" style:family="paragraph">
      <style:text-properties style:font-name="Calibri"/>
    </style:style>
    <style:style style:name="P16" style:parent-style-name="Standard" style:family="paragraph">
      <style:text-properties style:font-name="Calibri"/>
    </style:style>
    <style:style style:name="P17" style:parent-style-name="Standard" style:family="paragraph">
      <style:text-properties style:font-name="Calibri"/>
    </style:style>
    <style:style style:name="P18" style:parent-style-name="Standard" style:family="paragraph">
      <style:text-properties style:font-name="Calibri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Calibri"/>
    </style:style>
    <style:style style:name="P23" style:parent-style-name="Standard" style:family="paragraph">
      <style:text-properties style:font-name="Calibri"/>
    </style:style>
    <style:style style:name="P24" style:parent-style-name="Standard" style:family="paragraph">
      <style:text-properties style:font-name="Calibri" style:text-underline-type="double" style:text-underline-style="solid" style:text-underline-width="auto" style:text-underline-mode="continuous"/>
    </style:style>
    <style:style style:name="P25" style:parent-style-name="Standard" style:family="paragraph">
      <style:text-properties style:font-name="Calibri" style:text-underline-type="double" style:text-underline-style="solid" style:text-underline-width="auto" style:text-underline-mode="continuous"/>
    </style:style>
    <style:style style:name="P26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Calibri" fo:font-weight="bold" style:font-weight-asian="bold"/>
    </style:style>
    <style:style style:name="P29" style:parent-style-name="Standard" style:family="paragraph">
      <style:text-properties style:font-name="Calibri" fo:font-weight="bold" style:font-weight-asian="bold"/>
    </style:style>
    <style:style style:name="P30" style:parent-style-name="Standard" style:family="paragraph">
      <style:text-properties style:font-name="Calibri" fo:font-weight="bold" style:font-weight-asian="bold"/>
    </style:style>
    <style:style style:name="P31" style:parent-style-name="Standard" style:family="paragraph">
      <style:text-properties style:font-name="Calibri"/>
    </style:style>
    <style:style style:name="P32" style:parent-style-name="Standard" style:family="paragraph">
      <style:text-properties style:font-name="Calibri"/>
    </style:style>
    <style:style style:name="P33" style:parent-style-name="Standard" style:family="paragraph">
      <style:text-properties style:font-name="Calibri"/>
    </style:style>
    <style:style style:name="P34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Textbody" style:family="paragraph">
      <style:text-properties style:font-name="Calibri"/>
    </style:style>
    <style:style style:name="P38" style:parent-style-name="Textbody" style:family="paragraph">
      <style:text-properties style:font-name="Calibri"/>
    </style:style>
    <style:style style:name="P39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40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HTMLPreformatted" style:family="paragraph">
      <style:paragraph-properties fo:border="0.0104in solid #DDDDDD" fo:padding="0.1388in" style:shadow="none" fo:margin-bottom="0.2708in" style:line-height-at-least="0.2708in" fo:background-color="#EEEEEE"/>
      <style:text-properties style:font-name="Calibri" style:font-name-complex="Consolas" fo:color="#111111"/>
    </style:style>
    <style:style style:name="P42" style:parent-style-name="HTMLPreformatted" style:family="paragraph">
      <style:paragraph-properties fo:border="0.0104in solid #DDDDDD" fo:padding="0.1388in" style:shadow="none" fo:margin-bottom="0.2708in" style:line-height-at-least="0.2708in" fo:background-color="#EEEEEE"/>
      <style:text-properties style:font-name="Calibri" style:font-name-complex="Consolas" fo:color="#111111"/>
    </style:style>
    <style:style style:name="P43" style:parent-style-name="Textbody" style:family="paragraph">
      <style:text-properties style:font-name="Calibri" style:font-name-asian="Times New Roman" style:font-name-complex="Consolas" fo:color="#11111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4" style:parent-style-name="Textbody" style:family="paragraph">
      <style:text-properties style:font-name="Calibri" fo:color="#111111" fo:background-color="#FFFFFF"/>
    </style:style>
    <style:style style:name="P45" style:parent-style-name="HTMLPreformatted" style:family="paragraph">
      <style:paragraph-properties fo:border="0.0104in solid #DDDDDD" fo:padding="0.1388in" style:shadow="none" fo:margin-bottom="0.2708in" style:line-height-at-least="0.2708in" fo:background-color="#EEEEEE"/>
      <style:text-properties style:font-name="Calibri" style:font-name-complex="Consolas" fo:color="#111111"/>
    </style:style>
    <style:style style:name="P46" style:parent-style-name="Normal" style:family="paragraph">
      <style:paragraph-properties fo:widows="2" fo:orphans="2" style:vertical-align="auto" fo:margin-top="0.3055in" fo:margin-bottom="0.102in" style:line-height-at-least="0.2034in" fo:background-color="#FFFFFF"/>
      <style:text-properties style:font-name="Calibri" style:font-name-asian="Times New Roman" style:font-name-complex="Times New Roman" fo:color="#111111" style:letter-kerning="false" fo:font-size="15.5pt" style:font-size-asian="15.5pt" style:font-size-complex="15.5pt" fo:language="en" fo:country="US" style:language-asian="en" style:country-asian="US" style:language-complex="ar" style:country-complex="SA" fo:hyphenate="true"/>
    </style:style>
    <style:style style:name="P47" style:parent-style-name="Normal" style:family="paragraph">
      <style:paragraph-properties fo:widows="2" fo:orphans="2" style:vertical-align="auto" fo:margin-bottom="0.2708in" style:line-height-at-least="0.2708in" fo:background-color="#FFFFFF"/>
      <style:text-properties style:font-name="Calibri" style:font-name-asian="Times New Roman" style:font-name-complex="Times New Roman" fo:color="#111111" style:letter-kerning="false" fo:language="en" fo:country="US" style:language-asian="en" style:country-asian="US" style:language-complex="ar" style:country-complex="SA" fo:hyphenate="true"/>
    </style:style>
    <style:style style:name="P48" style:parent-style-name="HTMLPreformatted" style:family="paragraph">
      <style:paragraph-properties fo:border="0.0104in solid #DDDDDD" fo:padding="0.1388in" style:shadow="none" fo:margin-bottom="0.2708in" style:line-height-at-least="0.2708in" fo:background-color="#EEEEEE"/>
      <style:text-properties style:font-name="Calibri" style:font-name-complex="Consolas" fo:color="#111111"/>
    </style:style>
    <style:style style:name="P49" style:parent-style-name="HTMLPreformatted" style:family="paragraph">
      <style:paragraph-properties fo:border="0.0104in solid #DDDDDD" fo:padding="0.1388in" style:shadow="none" fo:margin-bottom="0.2708in" style:line-height-at-least="0.2708in" fo:background-color="#EEEEEE"/>
      <style:text-properties style:font-name="Calibri" style:font-name-complex="Consolas" fo:color="#111111"/>
    </style:style>
    <style:style style:name="P50" style:parent-style-name="Textbody" style:family="paragraph">
      <style:text-properties style:font-name="Calibri" fo:font-weight="bold" style:font-weight-asian="bold" style:font-weight-complex="bold"/>
    </style:style>
    <style:style style:name="P51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NormalWeb" style:family="paragraph">
      <style:paragraph-properties fo:background-color="#FFFFFF"/>
      <style:text-properties style:font-name="Calibri" style:font-name-complex="Arial" fo:color="#333333"/>
    </style:style>
    <style:style style:name="P54" style:parent-style-name="HTMLPreformatted" style:family="paragraph">
      <style:paragraph-properties fo:background-color="#FFFFFF"/>
    </style:style>
    <style:style style:name="T55" style:parent-style-name="HTMLCode" style:family="text">
      <style:text-properties style:font-name="Calibri" fo:color="#F3F3F3" fo:background-color="#444444"/>
    </style:style>
    <style:style style:name="T56" style:parent-style-name="HTMLCode" style:family="text">
      <style:text-properties style:font-name="Calibri" fo:color="#F3F3F3" fo:background-color="#444444"/>
    </style:style>
    <style:style style:name="P57" style:parent-style-name="Textbody" style:family="paragraph">
      <style:text-properties style:font-name="Calibri"/>
    </style:style>
    <style:style style:name="P58" style:parent-style-name="NormalWeb" style:family="paragraph">
      <style:paragraph-properties fo:background-color="#FFFFFF"/>
      <style:text-properties style:font-name="Calibri" style:font-name-complex="Arial" fo:color="#333333"/>
    </style:style>
    <style:style style:name="P59" style:parent-style-name="HTMLPreformatted" style:family="paragraph">
      <style:paragraph-properties fo:background-color="#FFFFFF"/>
    </style:style>
    <style:style style:name="T60" style:parent-style-name="HTMLCode" style:family="text">
      <style:text-properties style:font-name="Calibri" fo:color="#F3F3F3" fo:background-color="#444444"/>
    </style:style>
    <style:style style:name="P61" style:parent-style-name="Textbody" style:family="paragraph">
      <style:text-properties style:font-name="Calibri"/>
    </style:style>
    <style:style style:name="P62" style:parent-style-name="NormalWeb" style:family="paragraph">
      <style:paragraph-properties fo:margin-top="0in" fo:margin-bottom="0in" fo:background-color="#FFFFFF"/>
    </style:style>
    <style:style style:name="T63" style:parent-style-name="DefaultParagraphFont" style:family="text">
      <style:text-properties style:font-name="Calibri" style:font-name-complex="Arial" fo:color="#333333"/>
    </style:style>
    <style:style style:name="T64" style:parent-style-name="apple-converted-space" style:family="text">
      <style:text-properties style:font-name="Calibri" style:font-name-complex="Arial" fo:color="#333333"/>
    </style:style>
    <style:style style:name="T65" style:parent-style-name="HTMLCode" style:family="text">
      <style:text-properties style:font-name="Calibri" fo:font-weight="bold" style:font-weight-asian="bold" style:font-weight-complex="bold" fo:color="#444444" fo:font-size="12pt" style:font-size-asian="12pt" style:font-size-complex="12pt"/>
    </style:style>
    <style:style style:name="T66" style:parent-style-name="apple-converted-space" style:family="text">
      <style:text-properties style:font-name="Calibri" style:font-name-complex="Arial" fo:color="#333333"/>
    </style:style>
    <style:style style:name="T67" style:parent-style-name="DefaultParagraphFont" style:family="text">
      <style:text-properties style:font-name="Calibri" style:font-name-complex="Arial" fo:color="#333333"/>
    </style:style>
    <style:style style:name="P68" style:parent-style-name="HTMLPreformatted" style:family="paragraph">
      <style:paragraph-properties fo:background-color="#FFFFFF"/>
    </style:style>
    <style:style style:name="T69" style:parent-style-name="HTMLCode" style:family="text">
      <style:text-properties style:font-name="Calibri" fo:color="#F3F3F3" fo:background-color="#444444"/>
    </style:style>
    <style:style style:name="P70" style:parent-style-name="Textbody" style:family="paragraph">
      <style:text-properties style:font-name="Calibri"/>
    </style:style>
    <style:style style:name="P71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72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Calibri" fo:font-weight="bold" style:font-weight-asian="bold"/>
    </style:style>
    <style:style style:name="T74" style:parent-style-name="DefaultParagraphFont" style:family="text">
      <style:text-properties style:font-name="Calibri" fo:font-weight="bold" style:font-weight-asian="bold"/>
    </style:style>
    <style:style style:name="T75" style:parent-style-name="DefaultParagraphFont" style:family="text">
      <style:text-properties style:font-name="Calibri"/>
    </style:style>
    <style:style style:name="P76" style:parent-style-name="Textbody" style:family="paragraph">
      <style:text-properties style:font-name="Calibri" fo:font-weight="bold" style:font-weight-asian="bold"/>
    </style:style>
    <style:style style:name="T77" style:parent-style-name="DefaultParagraphFont" style:family="text">
      <style:text-properties style:font-name="Calibri" fo:font-weight="bold" style:font-weight-asian="bold" style:font-weight-complex="bold"/>
    </style:style>
    <style:style style:name="T78" style:parent-style-name="DefaultParagraphFont" style:family="text">
      <style:text-properties style:font-name="Calibri" style:font-weight-complex="bold"/>
    </style:style>
    <style:style style:name="P79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Textbody" style:family="paragraph">
      <style:text-properties style:font-name="Calibri" fo:font-weight="bold" style:font-weight-asian="bold"/>
    </style:style>
    <style:style style:name="P84" style:parent-style-name="Textbody" style:family="paragraph">
      <style:text-properties style:font-name="Calibri" fo:font-weight="bold" style:font-weight-asian="bold"/>
    </style:style>
    <style:style style:name="P85" style:parent-style-name="Textbody" style:family="paragraph">
      <style:text-properties style:font-name="Calibri" fo:font-weight="bold" style:font-weight-asian="bold"/>
    </style:style>
    <style:style style:name="P86" style:parent-style-name="Textbody" style:family="paragraph">
      <style:paragraph-properties fo:margin-left="0.4923in">
        <style:tab-stops/>
      </style:paragraph-properties>
      <style:text-properties style:font-name="Calibri" style:text-underline-type="single" style:text-underline-style="solid" style:text-underline-width="auto" style:text-underline-mode="continuous"/>
    </style:style>
    <style:style style:name="P87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Calibri" fo:font-weight="bold" style:font-weight-asian="bold"/>
    </style:style>
    <style:style style:name="P89" style:parent-style-name="Standard" style:family="paragraph">
      <style:text-properties style:font-name="Calibri" style:text-underline-type="double" style:text-underline-style="solid" style:text-underline-width="auto" style:text-underline-mode="continuous"/>
    </style:style>
    <style:style style:name="P90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font-name="Calibri" style:text-underline-type="double" style:text-underline-style="solid" style:text-underline-width="auto" style:text-underline-mode="continuous"/>
    </style:style>
    <style:style style:name="P93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="Calibri"/>
    </style:style>
    <style:style style:name="T95" style:parent-style-name="DefaultParagraphFont" style:family="text">
      <style:text-properties style:font-name="Calibri"/>
    </style:style>
    <style:style style:name="T96" style:parent-style-name="DefaultParagraphFont" style:family="text">
      <style:text-properties style:font-name="Calibri"/>
    </style:style>
    <style:style style:name="T97" style:parent-style-name="DefaultParagraphFont" style:family="text">
      <style:text-properties style:font-name="Calibri"/>
    </style:style>
    <style:style style:name="P98" style:parent-style-name="Textbody" style:family="paragraph">
      <style:text-properties style:font-name="Calibri"/>
    </style:style>
    <style:style style:name="P99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00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01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Calibri"/>
    </style:style>
    <style:style style:name="T103" style:parent-style-name="DefaultParagraphFont" style:family="text">
      <style:text-properties style:font-name="Calibri"/>
    </style:style>
    <style:style style:name="T104" style:parent-style-name="DefaultParagraphFont" style:family="text">
      <style:text-properties style:font-name="Calibri" fo:font-weight="bold" style:font-weight-asian="bold"/>
    </style:style>
    <style:style style:name="P105" style:parent-style-name="Textbody" style:family="paragraph">
      <style:paragraph-properties fo:margin-left="0.4923in">
        <style:tab-stops/>
      </style:paragraph-properties>
      <style:text-properties style:font-name="Calibri"/>
    </style:style>
    <style:style style:name="P106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07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08" style:parent-style-name="TableContents" style:family="paragraph">
      <style:text-properties style:font-name="Calibri"/>
    </style:style>
    <style:style style:name="T109" style:parent-style-name="DefaultParagraphFont" style:family="text">
      <style:text-properties style:font-name="Calibri" fo:font-weight="bold" style:font-weight-asian="bold"/>
    </style:style>
    <style:style style:name="T110" style:parent-style-name="Hyperlink" style:family="text">
      <style:text-properties style:font-name="Calibri" fo:font-weight="bold" style:font-weight-asian="bold"/>
    </style:style>
    <style:style style:name="T111" style:parent-style-name="Hyperlink" style:family="text">
      <style:text-properties style:font-name="Calibri" fo:font-weight="bold" style:font-weight-asian="bold"/>
    </style:style>
    <style:style style:name="P112" style:parent-style-name="Textbody" style:family="paragraph">
      <style:paragraph-properties fo:margin-left="0.4923in">
        <style:tab-stops/>
      </style:paragraph-properties>
      <style:text-properties style:font-name="Calibri"/>
    </style:style>
    <style:style style:name="P113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font-name="Calibri" fo:font-weight="bold" style:font-weight-asian="bold"/>
    </style:style>
    <style:style style:name="T115" style:parent-style-name="DefaultParagraphFont" style:family="text">
      <style:text-properties style:font-name="Calibri"/>
    </style:style>
    <style:style style:name="T116" style:parent-style-name="DefaultParagraphFont" style:family="text">
      <style:text-properties style:font-name="Calibri" fo:font-weight="bold" style:font-weight-asian="bold"/>
    </style:style>
    <style:style style:name="T117" style:parent-style-name="DefaultParagraphFont" style:family="text">
      <style:text-properties style:font-name="Calibri"/>
    </style:style>
    <style:style style:name="T118" style:parent-style-name="DefaultParagraphFont" style:family="text">
      <style:text-properties style:font-name="Calibri" fo:font-weight="bold" style:font-weight-asian="bold"/>
    </style:style>
    <style:style style:name="T119" style:parent-style-name="DefaultParagraphFont" style:family="text">
      <style:text-properties style:font-name="Calibri"/>
    </style:style>
    <style:style style:name="T120" style:parent-style-name="DefaultParagraphFont" style:family="text">
      <style:text-properties style:font-name="Calibri" fo:font-weight="bold" style:font-weight-asian="bold"/>
    </style:style>
    <style:style style:name="T121" style:parent-style-name="DefaultParagraphFont" style:family="text">
      <style:text-properties style:font-name="Calibri" fo:font-weight="bold" style:font-weight-asian="bold"/>
    </style:style>
    <style:style style:name="T122" style:parent-style-name="DefaultParagraphFont" style:family="text">
      <style:text-properties style:font-name="Calibri"/>
    </style:style>
    <style:style style:name="TableColumn124" style:family="table-column">
      <style:table-column-properties style:column-width="3.2055in" style:use-optimal-column-width="false"/>
    </style:style>
    <style:style style:name="Table123" style:family="table">
      <style:table-properties style:width="3.2055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" style:parent-style-name="TableContents" style:family="paragraph">
      <style:text-properties style:font-name="Calibri"/>
    </style:style>
    <style:style style:name="P128" style:parent-style-name="TableContents" style:family="paragraph">
      <style:text-properties style:font-name="Calibri"/>
    </style:style>
    <style:style style:name="P129" style:parent-style-name="TableContents" style:family="paragraph">
      <style:text-properties style:font-name="Calibri"/>
    </style:style>
    <style:style style:name="P130" style:parent-style-name="TableContents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31" style:parent-style-name="TableContents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32" style:parent-style-name="TableContents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33" style:parent-style-name="TableContents" style:family="paragraph">
      <style:text-properties style:font-name="Calibri"/>
    </style:style>
    <style:style style:name="T134" style:parent-style-name="DefaultParagraphFont" style:family="text">
      <style:text-properties style:font-name="Calibri"/>
    </style:style>
    <style:style style:name="T135" style:parent-style-name="DefaultParagraphFont" style:family="text">
      <style:text-properties style:font-name="Calibri" fo:font-weight="bold" style:font-weight-asian="bold"/>
    </style:style>
    <style:style style:name="P136" style:parent-style-name="TableContents" style:family="paragraph">
      <style:text-properties style:font-name="Calibri"/>
    </style:style>
    <style:style style:name="P137" style:parent-style-name="TableContents" style:family="paragraph">
      <style:text-properties style:font-name="Calibri"/>
    </style:style>
    <style:style style:name="P138" style:parent-style-name="TableContents" style:family="paragraph">
      <style:text-properties style:font-name="Calibri" fo:background-color="#FFFF00"/>
    </style:style>
    <style:style style:name="P139" style:parent-style-name="TableContents" style:family="paragraph">
      <style:text-properties style:font-name="Calibri" fo:background-color="#FFFF00"/>
    </style:style>
    <style:style style:name="T140" style:parent-style-name="DefaultParagraphFont" style:family="text">
      <style:text-properties style:font-name="Calibri" fo:background-color="#FFFF00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" style:parent-style-name="TableContents" style:family="paragraph">
      <style:text-properties style:font-name="Calibri"/>
    </style:style>
    <style:style style:name="P144" style:parent-style-name="TableContents" style:family="paragraph">
      <style:text-properties style:font-name="Calibri"/>
    </style:style>
    <style:style style:name="P145" style:parent-style-name="TableContents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46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style:font-name="Calibri"/>
    </style:style>
    <style:style style:name="T148" style:parent-style-name="DefaultParagraphFont" style:family="text">
      <style:text-properties style:font-name="Calibri" fo:font-weight="bold" style:font-weight-asian="bold"/>
    </style:style>
    <style:style style:name="T149" style:parent-style-name="DefaultParagraphFont" style:family="text">
      <style:text-properties style:font-name="Calibri"/>
    </style:style>
    <style:style style:name="T150" style:parent-style-name="DefaultParagraphFont" style:family="text">
      <style:text-properties style:font-name="Calibri"/>
    </style:style>
    <style:style style:name="T151" style:parent-style-name="DefaultParagraphFont" style:family="text">
      <style:text-properties style:font-name="Calibri" style:font-name-complex="Arial" fo:color="#000000"/>
    </style:style>
    <style:style style:name="T152" style:parent-style-name="DefaultParagraphFont" style:family="text">
      <style:text-properties style:font-name="Calibri" style:font-name-complex="Arial" fo:color="#000000"/>
    </style:style>
    <style:style style:name="P153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54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PreformattedText" style:family="paragraph">
      <style:text-properties style:font-name="Calibri" fo:font-weight="bold" style:font-weight-asian="bold" fo:color="#000000" fo:font-size="12pt" style:font-size-asian="12pt" style:font-size-complex="12pt" fo:background-color="#FFFFFF"/>
    </style:style>
    <style:style style:name="P156" style:parent-style-name="PreformattedText" style:family="paragraph">
      <style:paragraph-properties style:line-height-at-least="0.1458in"/>
      <style:text-properties style:font-name="Calibri" fo:font-weight="bold" style:font-weight-asian="bold" fo:color="#000000" fo:font-size="12pt" style:font-size-asian="12pt" style:font-size-complex="12pt" fo:background-color="#FFFFFF"/>
    </style:style>
    <style:style style:name="P157" style:parent-style-name="PreformattedText" style:family="paragraph">
      <style:paragraph-properties style:line-height-at-least="0.1458in"/>
      <style:text-properties style:font-name="Calibri" fo:font-weight="bold" style:font-weight-asian="bold" fo:color="#000000" fo:font-size="12pt" style:font-size-asian="12pt" style:font-size-complex="12pt" fo:background-color="#FFFFFF"/>
    </style:style>
    <style:style style:name="P158" style:parent-style-name="PreformattedText" style:family="paragraph">
      <style:paragraph-properties style:line-height-at-least="0.1458in"/>
      <style:text-properties style:font-name="Calibri" fo:font-weight="bold" style:font-weight-asian="bold" fo:color="#000000" fo:font-size="12pt" style:font-size-asian="12pt" style:font-size-complex="12pt" fo:background-color="#FFFFFF"/>
    </style:style>
    <style:style style:name="P159" style:parent-style-name="PreformattedText" style:family="paragraph">
      <style:paragraph-properties style:line-height-at-least="0.1458in"/>
      <style:text-properties style:font-name="Calibri" fo:font-weight="bold" style:font-weight-asian="bold" fo:color="#000000" fo:font-size="12pt" style:font-size-asian="12pt" style:font-size-complex="12pt" fo:background-color="#FFFFFF"/>
    </style:style>
    <style:style style:name="P160" style:parent-style-name="Textbody" style:family="paragraph">
      <style:paragraph-properties fo:margin-left="0.4923in">
        <style:tab-stops/>
      </style:paragraph-properties>
      <style:text-properties style:font-name="Calibri" style:text-underline-type="single" style:text-underline-style="solid" style:text-underline-width="auto" style:text-underline-mode="continuous"/>
    </style:style>
    <style:style style:name="P161" style:parent-style-name="Textbody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162" style:parent-style-name="Textbody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="Calibri" fo:background-color="#FFFF00"/>
    </style:style>
    <style:style style:name="T164" style:parent-style-name="DefaultParagraphFont" style:family="text">
      <style:text-properties style:font-name="Calibri" fo:background-color="#FFFF00"/>
    </style:style>
    <style:style style:name="T165" style:parent-style-name="DefaultParagraphFont" style:family="text">
      <style:text-properties style:font-name="Calibri" style:font-name-complex="Arial" fo:color="#000000" fo:background-color="#FFFF00"/>
    </style:style>
    <style:style style:name="T166" style:parent-style-name="DefaultParagraphFont" style:family="text">
      <style:text-properties style:font-name="Calibri" style:font-name-complex="Arial" fo:color="#000000"/>
    </style:style>
    <style:style style:name="T167" style:parent-style-name="DefaultParagraphFont" style:family="text">
      <style:text-properties style:font-name="Calibri" style:font-name-complex="Arial" fo:color="#000000"/>
    </style:style>
    <style:style style:name="T168" style:parent-style-name="DefaultParagraphFont" style:family="text">
      <style:text-properties style:font-name="Calibri" style:font-name-complex="Arial" fo:color="#000000" fo:background-color="#FFFF00"/>
    </style:style>
    <style:style style:name="T169" style:parent-style-name="DefaultParagraphFont" style:family="text">
      <style:text-properties style:font-name="Calibri" style:font-name-complex="Arial" fo:color="#000000"/>
    </style:style>
    <style:style style:name="T170" style:parent-style-name="DefaultParagraphFont" style:family="text">
      <style:text-properties style:font-name="Calibri" style:font-name-complex="Arial" fo:color="#000000" fo:background-color="#FFFF00"/>
    </style:style>
    <style:style style:name="T171" style:parent-style-name="DefaultParagraphFont" style:family="text">
      <style:text-properties style:font-name="Calibri" style:font-name-complex="Arial" fo:color="#000000"/>
    </style:style>
    <style:style style:name="P172" style:parent-style-name="Textbody" style:family="paragraph">
      <style:text-properties style:font-name="Calibri" style:font-name-complex="Arial" fo:font-weight="bold" style:font-weight-asian="bold" fo:color="#000000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style:font-name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" style:parent-style-name="Standard" style:family="paragraph">
      <style:paragraph-properties fo:margin-left="0.4923in">
        <style:tab-stops/>
      </style:paragraph-properties>
      <style:text-properties style:font-name="Calibri"/>
    </style:style>
    <style:style style:name="P175" style:parent-style-name="Textbody" style:family="paragraph">
      <style:paragraph-properties fo:margin-bottom="0in"/>
    </style:style>
    <style:style style:name="T176" style:parent-style-name="DefaultParagraphFont" style:family="text">
      <style:text-properties style:font-name="Calibri"/>
    </style:style>
    <style:style style:name="T177" style:parent-style-name="DefaultParagraphFont" style:family="text">
      <style:text-properties style:font-name="Calibri" fo:font-weight="bold" style:font-weight-asian="bold"/>
    </style:style>
    <style:style style:name="T178" style:parent-style-name="DefaultParagraphFont" style:family="text">
      <style:text-properties style:font-name="Calibri" fo:font-weight="bold" style:font-weight-asian="bold"/>
    </style:style>
    <style:style style:name="P179" style:parent-style-name="Textbody" style:family="paragraph">
      <style:paragraph-properties fo:margin-bottom="0in"/>
    </style:style>
    <style:style style:name="T180" style:parent-style-name="DefaultParagraphFont" style:family="text">
      <style:text-properties style:font-name="Calibri"/>
    </style:style>
    <style:style style:name="T181" style:parent-style-name="DefaultParagraphFont" style:family="text">
      <style:text-properties style:font-name="Calibri" fo:font-weight="bold" style:font-weight-asian="bold"/>
    </style:style>
    <style:style style:name="T182" style:parent-style-name="DefaultParagraphFont" style:family="text">
      <style:text-properties style:font-name="Calibri"/>
    </style:style>
    <style:style style:name="T183" style:parent-style-name="DefaultParagraphFont" style:family="text">
      <style:text-properties style:font-name="Calibri"/>
    </style:style>
    <style:style style:name="T184" style:parent-style-name="DefaultParagraphFont" style:family="text">
      <style:text-properties style:font-name="Calibri" fo:font-weight="bold" style:font-weight-asian="bold"/>
    </style:style>
    <style:style style:name="T185" style:parent-style-name="DefaultParagraphFont" style:family="text">
      <style:text-properties style:font-name="Calibri"/>
    </style:style>
    <style:style style:name="T186" style:parent-style-name="DefaultParagraphFont" style:family="text">
      <style:text-properties style:font-name="Calibri"/>
    </style:style>
    <style:style style:name="T187" style:parent-style-name="DefaultParagraphFont" style:family="text">
      <style:text-properties style:font-name="Calibri" fo:font-weight="bold" style:font-weight-asian="bold"/>
    </style:style>
    <style:style style:name="T188" style:parent-style-name="DefaultParagraphFont" style:family="text">
      <style:text-properties style:font-name="Calibri"/>
    </style:style>
    <style:style style:name="T189" style:parent-style-name="DefaultParagraphFont" style:family="text">
      <style:text-properties style:font-name="Calibri"/>
    </style:style>
    <style:style style:name="T190" style:parent-style-name="DefaultParagraphFont" style:family="text">
      <style:text-properties style:font-name="Calibri"/>
    </style:style>
    <style:style style:name="T191" style:parent-style-name="DefaultParagraphFont" style:family="text">
      <style:text-properties style:font-name="Calibri"/>
    </style:style>
    <style:style style:name="T192" style:parent-style-name="DefaultParagraphFont" style:family="text">
      <style:text-properties style:font-name="Calibri"/>
    </style:style>
    <style:style style:name="T193" style:parent-style-name="DefaultParagraphFont" style:family="text">
      <style:text-properties style:font-name="Calibri"/>
    </style:style>
    <style:style style:name="T194" style:parent-style-name="DefaultParagraphFont" style:family="text">
      <style:text-properties style:font-name="Calibri"/>
    </style:style>
    <style:style style:name="T195" style:parent-style-name="DefaultParagraphFont" style:family="text">
      <style:text-properties style:font-name="Calibri" style:text-underline-type="single" style:text-underline-style="solid" style:text-underline-width="auto" style:text-underline-mode="continuous"/>
    </style:style>
    <style:style style:name="T196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97" style:parent-style-name="Hyperlink" style:family="text">
      <style:text-properties style:font-name="Calibri" fo:font-weight="bold" style:font-weight-asian="bold"/>
    </style:style>
    <style:style style:name="T198" style:parent-style-name="Hyperlink" style:family="text">
      <style:text-properties style:font-name="Calibri" fo:font-weight="bold" style:font-weight-asian="bold"/>
    </style:style>
    <style:style style:name="T199" style:parent-style-name="Hyperlink" style:family="text">
      <style:text-properties style:font-name="Calibri"/>
    </style:style>
    <style:style style:name="T200" style:parent-style-name="Hyperlink" style:family="text">
      <style:text-properties style:font-name="Calibri" fo:font-weight="bold" style:font-weight-asian="bold"/>
    </style:style>
    <style:style style:name="T201" style:parent-style-name="Hyperlink" style:family="text">
      <style:text-properties style:font-name="Calibri" fo:font-weight="bold" style:font-weight-asian="bold"/>
    </style:style>
    <style:style style:name="T202" style:parent-style-name="DefaultParagraphFont" style:family="text">
      <style:text-properties style:font-name="Calibri" fo:font-weight="bold" style:font-weight-asian="bold"/>
    </style:style>
    <style:style style:name="T203" style:parent-style-name="DefaultParagraphFont" style:family="text">
      <style:text-properties style:font-name="Calibri" fo:background-color="#FFFF00"/>
    </style:style>
    <style:style style:name="P204" style:parent-style-name="Textbody" style:family="paragraph">
      <style:paragraph-properties fo:margin-left="0.4923in">
        <style:tab-stops/>
      </style:paragraph-properties>
      <style:text-properties style:font-name="Calibri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207" style:parent-style-name="Hyperlink" style:family="text">
      <style:text-properties style:font-name="Calibri"/>
    </style:style>
    <style:style style:name="T208" style:parent-style-name="Hyperlink" style:family="text">
      <style:text-properties style:font-name="Calibri"/>
    </style:style>
    <style:style style:name="T209" style:parent-style-name="Hyperlink" style:family="text">
      <style:text-properties style:font-name="Calibri"/>
    </style:style>
    <style:style style:name="T210" style:parent-style-name="Hyperlink" style:family="text">
      <style:text-properties style:font-name="Calibri"/>
    </style:style>
    <style:style style:name="T211" style:parent-style-name="Hyperlink" style:family="text">
      <style:text-properties style:font-name="Calibri"/>
    </style:style>
    <style:style style:name="T212" style:parent-style-name="Hyperlink" style:family="text">
      <style:text-properties style:font-name="Calibri"/>
    </style:style>
    <style:style style:name="T213" style:parent-style-name="Hyperlink" style:family="text">
      <style:text-properties style:font-name="Calibri"/>
    </style:style>
    <style:style style:name="T214" style:parent-style-name="Hyperlink" style:family="text">
      <style:text-properties style:font-name="Calibri"/>
    </style:style>
    <style:style style:name="P215" style:parent-style-name="Textbody" style:family="paragraph">
      <style:text-properties style:font-name="Calibri"/>
    </style:style>
  </office:automatic-styles>
  <office:body>
    <office:text text:use-soft-page-breaks="true">
      <text:p text:style-name="P1"><text:span text:style-name="T2">Sky Mobile - <text:s/>Setup document.<text:s/></text:span><text:span text:style-name="T3"><text:s text:c="17"/></text:span><text:span text:style-name="T4">Author</text:span><text:span text:style-name="T5">: Vinutha Govindaraju <text:s text:c="4"/></text:span></text:p>
      <text:p text:style-name="P6"><text:s text:c="64"/><text:s text:c="59"/>Vinutha.govindaraju@sky.uk <text:s text:c="23"/></text:p>
      <text:p text:style-name="P7">- Open terminal &amp; su</text:p>
      <text:p text:style-name="P8"><text:s text:c="3"/>Password: ally0urs!</text:p>
      <text:p text:style-name="P9"/>
      <text:p text:style-name="P10">Step 1:</text:p>
      <text:p text:style-name="P11">Delete the following from /etc/repos.yum.d</text:p>
      <text:p text:style-name="P12">CBS_LWS</text:p>
      <text:p text:style-name="P13">chromium</text:p>
      <text:p text:style-name="P14">EPEL</text:p>
      <text:p text:style-name="P15">puppet</text:p>
      <text:p text:style-name="P16">puppet_dependencies</text:p>
      <text:p text:style-name="P17">MQ</text:p>
      <text:p text:style-name="P18"/>
      <text:p text:style-name="P19"/>
      <text:p text:style-name="P20">Step 2:</text:p>
      <text:p text:style-name="P21">Edit the CentOS-Base repo</text:p>
      <text:p text:style-name="P22">Delete the baseurl line under additional packages pointing to rhpatch.bskyb.com…</text:p>
      <text:p text:style-name="P23">Uncomment the baseurl pointing to mirror.centos.org...</text:p>
      <text:p text:style-name="P24"/>
      <text:p text:style-name="P25"/>
      <text:p text:style-name="P26">Step 3:</text:p>
      <text:p text:style-name="P27">Update packages</text:p>
      <text:p text:style-name="P28">yum clean all</text:p>
      <text:p text:style-name="P29">yum makecache</text:p>
      <text:p text:style-name="P30">yum update</text:p>
      <text:p text:style-name="P31">[takes a<text:s/>while][Do all these as sudo]</text:p>
      <text:p text:style-name="P32"/>
      <text:p text:style-name="P33"/>
      <text:p text:style-name="P34">Step 4:</text:p>
      <text:p text:style-name="Textbody"><text:a xlink:href="http://www.tecmint.com/install-google-chrome-on-redhat-centos-fedora-linux/" office:target-frame-name="_top" xlink:show="replace"><text:span text:style-name="T35">Install<text:s/></text:span></text:a><text:a xlink:href="http://www.tecmint.com/install-google-chrome-on-redhat-centos-fedora-linux/" office:target-frame-name="_top" xlink:show="replace"><text:span text:style-name="T36">Chrome</text:span></text:a></text:p>
      <text:p text:style-name="P37">We're on the honeypot offenders list so can't access the script directly. Leigh created a version we've used temporarily but this needs sorting out properly. I also added the google-chrome.repo detailed at the top of this screen but it won't work until you need to upgrade<text:s/>after the hacked install.</text:p>
      <text:p text:style-name="P38"/>
      <text:p text:style-name="P39">Step 5:</text:p>
      <text:p text:style-name="P40">Install node(as dev user)</text:p>
      <text:p text:style-name="P41">cd /downloads</text:p>
      <text:p text:style-name="P42">wget https://nodejs.org/dist/v4.2.1/node-v4.2.1-linux-x64.tar.gz</text:p>
      <text:p text:style-name="P43"/>
      <text:p text:style-name="P44">Note: If you get “ERROR: certificate common name `*.nodejs.org’ doesn’t match requested host name `nodejs.org’,<text:s/>then use the following to skip the certificate check.</text:p>
      <text:p text:style-name="P45">wget --no-check-certificate https://nodejs.org/dist/v4.2.1/node-v4.2.1-linux-x64.tar.gz</text:p>
      <text:p text:style-name="P46">Install it under /usr/local</text:p>
      <text:p text:style-name="P47">Next, do the following to install it under /usr/local/bin. This will untar all Node.js<text:s/>related binaries into the appropriate directories under /usr/local.</text:p>
      <text:p text:style-name="P48">cd /usr/local</text:p>
      <text:p text:style-name="P49">sudo tar --strip-components 1 -xzf /home/dev/Downloads/node-v4.2.1-linux-x64.tar.gz</text:p>
      <text:p text:style-name="P50"/>
      <text:p text:style-name="P51">Step 6:</text:p>
      <text:p text:style-name="P52">Change default npm global path</text:p>
      <text:p text:style-name="P53">Make a directory for global installations:</text:p>
      <text:p text:style-name="P54"><text:span text:style-name="T55"><text:s/>mkdir</text:span><text:span text:style-name="T56"><text:s/>~/.npm-global</text:span></text:p>
      <text:p text:style-name="P57"/>
      <text:p text:style-name="P58">Configure npm to use the new directory path:</text:p>
      <text:p text:style-name="P59"><text:span text:style-name="T60"><text:s/>npm config set prefix '~/.npm-global'</text:span></text:p>
      <text:p text:style-name="P61"/>
      <text:p text:style-name="P62"><text:span text:style-name="T63">Open or create a</text:span><text:span text:style-name="T64"> </text:span><text:span text:style-name="T65">~/.profile</text:span><text:span text:style-name="T66"> </text:span><text:span text:style-name="T67">file and add this line:</text:span></text:p>
      <text:p text:style-name="P68"><text:span text:style-name="T69"><text:s/>export PATH=~/.npm-global/bin:$PATH</text:span></text:p>
      <text:p text:style-name="P70"/>
      <text:p text:style-name="P71">Step 7:</text:p>
      <text:p text:style-name="P72">Install global npm packages</text:p>
      <text:p text:style-name="Textbody"><text:span text:style-name="T73">npm -g install jspm jspm-git<text:s/></text:span><text:span text:style-name="T74">eslint csslint js-beautify gulp</text:span><text:span text:style-name="T75">(install as DEV and not as su)</text:span></text:p>
      <text:p text:style-name="P76">npm install npm -g</text:p>
      <text:p text:style-name="Textbody"><text:span text:style-name="T77">npm list –g –depth=0</text:span><text:span text:style-name="T78"><text:s/>– to check whether all the above are installed</text:span></text:p>
      <text:p text:style-name="P79"/>
      <text:p text:style-name="P80"/>
      <text:soft-page-break/>
      <text:p text:style-name="P81">Step 8:</text:p>
      <text:p text:style-name="P82">Install sublime</text:p>
      <text:p text:style-name="P83">wget https://download.sublimetext.com/sublime_text_3_build_3083_x64.tar.bz2</text:p>
      <text:p text:style-name="P84">tar<text:s/>vxjf sublime_text_3_build_3083_x64.tar.bz2</text:p>
      <text:p text:style-name="P85">sudo mv sublime_text_3 /opt/</text:p>
      <text:p text:style-name="P86"/>
      <text:p text:style-name="P87">Symlink</text:p>
      <text:p text:style-name="Textbody"><text:span text:style-name="T88">sudo ln -s /opt/sublime_text_3/sublime_text /usr/bin/sublime</text:span></text:p>
      <text:p text:style-name="P89"/>
      <text:p text:style-name="P90"/>
      <text:p text:style-name="P91">Step 9:</text:p>
      <text:p text:style-name="P92"/>
      <text:p text:style-name="P93">obtain SSH keys for authentication</text:p>
      <text:p text:style-name="Textbody"><text:span text:style-name="T94">Go to<text:s/></text:span><text:a xlink:href="https://lws-git.bskyb.com/profile/keys" office:target-frame-name="_top" xlink:show="replace"><text:span text:style-name="T95">https:</text:span><text:span text:style-name="T96">//lws-git.bskyb.com/profile/keys</text:span></text:a><text:span text:style-name="T97"><text:s/>, generate your SSH key and add it to your <text:s text:c="16"/>ssh agent.</text:span></text:p>
      <text:p text:style-name="P98"/>
      <text:p text:style-name="P99">Step 10: <text:s text:c="2"/></text:p>
      <text:p text:style-name="P100">Go to github and generate your auth key - <text:s/></text:p>
      <text:p text:style-name="P101">You need not do this step as Leigh has already generated his auth code and added it for everybody to use. But this might come handy sometime in the future!</text:p>
      <text:p text:style-name="Textbody"><text:a xlink:href="https://github.com/settings/tokens" office:target-frame-name="_top" xlink:show="replace"><text:span text:style-name="T102">https://github.com/settings/tokens</text:span></text:a></text:p>
      <text:p text:style-name="Textbody"><text:span text:style-name="T103">add it to ur git config -<text:s/></text:span><text:span text:style-name="T104">sublime .git/config</text:span></text:p>
      <text:p text:style-name="P105"/>
      <text:p text:style-name="P106">Step 11:</text:p>
      <text:p text:style-name="P107">Installing git</text:p>
      <text:p text:style-name="P108">Clone Git:</text:p>
      <text:p text:style-name="TableContents"><text:span text:style-name="T109">git clone<text:s/></text:span><text:a xlink:href="https://github.com/git/git.git" office:target-frame-name="_top" xlink:show="replace"><text:span text:style-name="T110">https://github.com/git/git.git</text:span></text:a><text:span text:style-name="T111"><text:s/></text:span></text:p>
      <text:p text:style-name="P112"/>
      <text:p text:style-name="P113">Run below commands inside the git directory where your git is installed:</text:p>
      <text:p text:style-name="Textbody"><text:span text:style-name="T114">make configure</text:span><text:span text:style-name="T115"><text:s/>(as yourself)</text:span></text:p>
      <text:p text:style-name="Textbody"><text:span text:style-name="T116">./configure --prefix=/usr</text:span><text:span text:style-name="T117">(as yourself)</text:span></text:p>
      <text:p text:style-name="Textbody"><text:span text:style-name="T118">make all doc</text:span><text:span text:style-name="T119">(as yourself)</text:span></text:p>
      <text:p text:style-name="Textbody"><text:span text:style-name="T120">make insta</text:span><text:span text:style-name="T121">ll install-doc install-html</text:span><text:span text:style-name="T122">(as root)</text:span></text:p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<text:bookmark-start text:name="LC23"/><text:bookmark-end text:name="LC23"/></text:p>
            <text:p text:style-name="P128"/>
            <text:p text:style-name="P129"/>
            <text:p text:style-name="P130">Step 12:</text:p>
            <text:p text:style-name="P131"/>
            <text:p text:style-name="P132">Configuring git<text:s/></text:p>
            <text:p text:style-name="P133"/>
            <text:p text:style-name="TableContents"><text:span text:style-name="T134">Go to<text:s/></text:span><text:span text:style-name="T135">sublime ~/.gitconfig</text:span></text:p>
            <text:p text:style-name="P136">Paste the below highlighted content:</text:p>
            <text:p text:style-name="P137"/>
            <text:p text:style-name="P138">[user]</text:p>
            <text:p text:style-name="P139"><text:s text:c="4"/>name = Vinutha Govindaraju</text:p>
            <text:p text:style-name="TableContents"><text:span text:style-name="T140"><text:s text:c="4"/>email = Vinutha.govindaraju@sky.uk</text:span></text:p>
          </table:table-cell>
        </table:table-row>
        <table:table-row table:style-name="TableRow141">
          <table:table-cell table:style-name="TableCell142">
            <text:p text:style-name="P143">[Add your name and sky id]</text:p>
            <text:p text:style-name="P144"/>
            <text:p text:style-name="P145">Step 12:</text:p>
          </table:table-cell>
        </table:table-row>
      </table:table>
      <text:p text:style-name="P146">Install<text:s/>jspm git globally :</text:p>
      <text:p text:style-name="Textbody"><text:span text:style-name="T147">Run <text:s/></text:span><text:span text:style-name="T148">jspm registry create lws-git jspm-git</text:span></text:p>
      <text:p text:style-name="Textbody"><text:span text:style-name="T149">When prompted, enter BaseURL as ssh://</text:span><text:a xlink:href="mailto:git@lws-git.bskyb.com" office:target-frame-name="_top" xlink:show="replace"><text:span text:style-name="T150">git@lws-git.bskyb.com</text:span></text:a><text:span text:style-name="T151">:Web/cbs-sales-web.git<text:s/></text:span></text:p>
      <text:p text:style-name="Textbody"><text:span text:style-name="T152">And set your configurations.</text:span></text:p>
      <text:p text:style-name="P153">Step 13:</text:p>
      <text:p text:style-name="P154">Install maven</text:p>
      <text:p text:style-name="P155">wget<text:s/>http://mirror.catn.com/pub/apache/maven/maven-3/3.3.9/binaries/apache-maven-3.3.9-bin.zip</text:p>
      <text:p text:style-name="P156">unzip apache-maven-3.3.9-bin.zip</text:p>
      <text:p text:style-name="P157">mv apache-maven-3.3.9 /opt/</text:p>
      <text:p text:style-name="P158">rm /usr/bin/mvn</text:p>
      <text:p text:style-name="P159">ln -s /opt/apache-maven-3.3.9/bin/mvn /usr/bin/mvn</text:p>
      <text:p text:style-name="P160"/>
      <text:p text:style-name="P161">Step 14:</text:p>
      <text:p text:style-name="P162">code checkout</text:p>
      <text:p text:style-name="Textbody"><text:span text:style-name="T163">git clone<text:s/></text:span><text:a xlink:href="mailto:git@lws-git.bskyb.com" office:target-frame-name="_top" xlink:show="replace"><text:span text:style-name="T164">git@lws-git.bskyb.com</text:span></text:a><text:span text:style-name="T165">:Web/cbs-sales-web.git</text:span><text:span text:style-name="T166"><text:s/>– this takes you to master.</text:span></text:p>
      <text:p text:style-name="Textbody"><text:span text:style-name="T167">Switch to develop(</text:span><text:span text:style-name="T168">git checkout develop</text:span><text:span text:style-name="T169">), do a<text:s/></text:span><text:span text:style-name="T170">git checkout -b “yourNewBranch”</text:span><text:span text:style-name="T171"><text:s/></text:span></text:p>
      <text:p text:style-name="P172">Step 15:</text:p>
      <text:p text:style-name="P173">Running the jetty proxy:</text:p>
      <text:p text:style-name="P174"/>
      <text:p text:style-name="P175"><text:span text:style-name="T176">1. in cbs-sales-web, run<text:s/></text:span><text:span text:style-name="T177">mvn</text:span><text:span text:style-name="T178"><text:s/>install</text:span></text:p>
      <text:p text:style-name="P179"><text:span text:style-name="T180">2. in cbs-sales-web/cbs-sales-web run<text:s/></text:span><text:span text:style-name="T181">mvn -P jetty jetty:run-war</text:span><text:span text:style-name="T182"><text:tab/></text:span></text:p>
      <text:p text:style-name="Textbody"><text:span text:style-name="T183">3.when jet is running, go to<text:s/></text:span><text:a xlink:href="https://urldefense.proofpoint.com/v2/url?u=https-3A__localhost-3A8443_cbs-2Dsales-2Dweb_secure_index&amp;d=CwMFAw&amp;c=eIGjsITfXP_y-DLLX0uEHXJvU8nOHrUK8IrwNKOtkVU&amp;r=26jsOjzq-wMaM_JnEmrXqJc7OaRsPXxscYIe4eR0DZ5KR6IbfohEm0K8PCi08FAJ&amp;m=ZSm_0XnGbEAZ6qzDMngt4iM6VMPcbckfNN7DuO-uMco&amp;s=VAxzq_m-ue7G_9uXIFsvTT3KZAbI-bXiITUY-EJQGTk&amp;e=" office:target-frame-name="_top" xlink:show="replace"><text:span text:style-name="T184">https://localhost:8443/cbs-sales-web/secure/index</text:span></text:a><text:span text:style-name="T185"><text:s/>and login in - on <text:s text:c="4"/>d</text:span><text:span text:style-name="T186">03<text:s/></text:span><text:span text:style-name="T187">ivgd03</text:span><text:span text:style-name="T188"><text:s/>/ Password10 (be aware other environments need different login creds)</text:span></text:p>
      <text:soft-page-break/>
      <text:p text:style-name="Textbody"><text:span text:style-name="T189">I don't know why but this often fails for me on the first attempt - when I clear all cookies &amp; close my browser, then stop jetty then redo the above from step 2 it works.</text:span><text:span text:style-name="T190"><text:line-break/></text:span><text:span text:style-name="T191"><text:line-break/></text:span><text:span text:style-name="T192">Fina</text:span><text:span text:style-name="T193">lly, open another terminal tab, cd to<text:s/></text:span><text:span text:style-name="T194"><text:line-break/></text:span><text:span text:style-name="T195">cbs-sales-web/cbs-sales-web-client and run<text:s/></text:span><text:span text:style-name="T196">gulp watch --DEV</text:span></text:p>
      <text:p text:style-name="Textbody"><text:a xlink:href="http://localhost:9000/cbs-sales-web/secure/index.html#/order  - local environment for development&#10;" office:target-frame-name="_top" xlink:show="replace"><text:span text:style-name="T197">http://localhost:9000/cbs-sales-web/secur</text:span><text:span text:style-name="T198">e/index.html#/order <text:s/>-</text:span><text:span text:style-name="T199"><text:s/>local environment fo</text:span><text:span text:style-name="T200">r development</text:span></text:a></text:p>
      <text:p text:style-name="Textbody"><text:a xlink:href="https://localhost:8443/cbs-sales-web/secure/index" office:target-frame-name="_top" xlink:show="replace"><text:span text:style-name="T201">https://localhost:8443/cbs-sales-web/secure/index</text:span></text:a><text:span text:style-name="T202"><text:s/>- proxy to service</text:span></text:p>
      <text:p text:style-name="Textbody"><text:span text:style-name="T203">Do a ssh-add whenever git refuses to authenticate you.</text:span></text:p>
      <text:p text:style-name="P204"/>
      <text:p text:style-name="Textbody"><text:span text:style-name="T205">Links<text:s/></text:span><text:span text:style-name="T206">that might come handy:</text:span></text:p>
      <text:p text:style-name="Textbody"><text:a xlink:href="https://lws-git.bskyb.com/help/ssh/README" office:target-frame-name="_top" xlink:show="replace"><text:span text:style-name="T207">https://lws-git.bskyb.com/help/ssh/README</text:span></text:a></text:p>
      <text:p text:style-name="Textbody"><text:a xlink:href="https://help.github.com/articles/generating-a-new-ssh-key-and-adding-it-to-the-ssh-agent/#adding-your-ssh-key-to-the-ssh-agent" office:target-frame-name="_top" xlink:show="replace"><text:span text:style-name="T208">https://help.github.com/articles/generating-a-new-ssh-key-and-adding-it-to-the-ssh-agent/#adding-your-ssh-key-to-the-ssh-agent</text:span></text:a></text:p>
      <text:p text:style-name="Textbody"><text:a xlink:href="http://lws-git.bskyb.com/" office:target-frame-name="_top" xlink:show="replace"><text:span text:style-name="T209">http://lws-git.bskyb.com/</text:span></text:a></text:p>
      <text:p text:style-name="Textbody"><text:a xlink:href="https://lws-git.bskyb.com/profile/keys" office:target-frame-name="_top" xlink:show="replace"><text:span text:style-name="T210">https://lws-git.bskyb.com/profile/keys</text:span></text:a></text:p>
      <text:p text:style-name="Textbody"><text:a xlink:href="https://lwscasd04.gss.bskyb.com/cbs-cas-authentication-web/login?service=https%3A%2F%2Flocalhost%3A8443%2Fcbs-sales-web%2Fsecure%2Findex" office:target-frame-name="_top" xlink:show="replace"><text:span text:style-name="T211">https://lwscasd04.gss.bskyb.com/cbs-cas-authentication-</text:span><text:span text:style-name="T212">web/login?service=https%3A%2F%2Flocalhost%3A8443%2Fcbs-sales-web%2Fsecure%2Findex</text:span></text:a></text:p>
      <text:p text:style-name="Textbody"><text:a xlink:href="https://confluence.bskyb.com/display/CBSSysDom/LWS+Authentication" office:target-frame-name="_top" xlink:show="replace"><text:span text:style-name="T213">https://confluence.bskyb.com/display/CBSSysDom/LWS+Authentication</text:span></text:a></text:p>
      <text:p text:style-name="Textbody"><text:a xlink:href="https://help.github.com/articles/checking-for-existing-ssh-keys/" office:target-frame-name="_top" xlink:show="replace"><text:span text:style-name="T214">https://help.github.com/articles/checking-for-existing-ssh-keys/</text:span></text:a></text:p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vindaraju, Vinutha</meta:initial-creator>
    <dc:creator>Govindaraju, Vinutha</dc:creator>
    <meta:creation-date>2016-07-07T12:17:00Z</meta:creation-date>
    <dc:date>2016-07-07T12:18:00Z</dc:date>
    <meta:template xlink:href="Normal" xlink:type="simple"/>
    <meta:editing-cycles>3</meta:editing-cycles>
    <meta:editing-duration>PT120S</meta:editing-duration>
    <meta:document-statistic meta:page-count="5" meta:paragraph-count="13" meta:word-count="1028" meta:character-count="6877" meta:row-count="48" meta:non-whitespace-character-count="5862"/>
  </office:meta>
</office:document-meta>
</file>